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24-02-08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23-01-23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21-12-02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21-01-1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19-12-0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19-02-05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17-12-20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17-01-05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16-01-20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15-02-1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2014-03-0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35095151801</text:p>
          </table:table-cell>
          <table:table-cell office:value-type="string" calcext:value-type="string">
            <text:p>196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